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356" officeooo:paragraph-rsid="000053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UDAR A CERCA DAS POLITICAS DE ENVIO DE EMAIL e PATRONIZAÇÃO</text:p>
      <text:p text:style-name="P1"/>
      <text:p text:style-name="P1"><text:a xlink:type="simple" xlink:href="http://webframes.com.br/politica-de-emails.php" text:style-name="Internet_20_link" text:visited-style-name="Visited_20_Internet_20_Link">http://webframes.com.br/politica-de-emails.php</text:a></text:p>
      <text:p text:style-name="P1"/>
      <text:p text:style-name="P1">Estudar outras opções alem do PHPList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9:58:26.458911094</meta:creation-date>
    <dc:date>2017-10-10T10:02:01.486822337</dc:date>
    <meta:editing-duration>PT3M37S</meta:editing-duration>
    <meta:editing-cycles>1</meta:editing-cycles>
    <meta:document-statistic meta:table-count="0" meta:image-count="0" meta:object-count="0" meta:page-count="1" meta:paragraph-count="3" meta:word-count="18" meta:character-count="146" meta:non-whitespace-character-count="130"/>
    <meta:generator>LibreOffice/5.1.6.2$Linux_X86_64 LibreOffice_project/10m0$Build-2</meta:generator>
  </office:meta>
</office:document-meta>
</file>